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6.138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7.749cm"/>
    </style:style>
    <style:style style:name="co7" style:family="table-column">
      <style:table-column-properties fo:break-before="auto" style:column-width="9.717cm"/>
    </style:style>
    <style:style style:name="co8" style:family="table-column">
      <style:table-column-properties fo:break-before="auto" style:column-width="8.109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0.229cm"/>
    </style:style>
    <style:style style:name="co13" style:family="table-column">
      <style:table-column-properties fo:break-before="auto" style:column-width="0.427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2.626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0.4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19cm" fo:break-before="auto" style:use-optimal-row-height="true"/>
    </style:style>
    <style:style style:name="ro4" style:family="table-row">
      <style:table-row-properties style:row-height="0.917cm" fo:break-before="auto" style:use-optimal-row-height="fals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4.48cm" fo:break-before="auto" style:use-optimal-row-height="false"/>
    </style:style>
    <style:style style:name="ro7" style:family="table-row">
      <style:table-row-properties style:row-height="7.994cm" fo:break-before="auto" style:use-optimal-row-height="false"/>
    </style:style>
    <style:style style:name="ro8" style:family="table-row">
      <style:table-row-properties style:row-height="3.801cm" fo:break-before="auto" style:use-optimal-row-height="false"/>
    </style:style>
    <style:style style:name="ro9" style:family="table-row">
      <style:table-row-properties style:row-height="3.997cm" fo:break-before="auto" style:use-optimal-row-height="false"/>
    </style:style>
    <style:style style:name="ro10" style:family="table-row">
      <style:table-row-properties style:row-height="7.345cm" fo:break-before="auto" style:use-optimal-row-height="false"/>
    </style:style>
    <style:style style:name="ro11" style:family="table-row">
      <style:table-row-properties style:row-height="3.542cm" fo:break-before="auto" style:use-optimal-row-height="false"/>
    </style:style>
    <style:style style:name="ro12" style:family="table-row">
      <style:table-row-properties style:row-height="3.249cm" fo:break-before="auto" style:use-optimal-row-height="false"/>
    </style:style>
    <style:style style:name="ro13" style:family="table-row">
      <style:table-row-properties style:row-height="3.639cm" fo:break-before="auto" style:use-optimal-row-height="false"/>
    </style:style>
    <style:style style:name="ro14" style:family="table-row">
      <style:table-row-properties style:row-height="8.449cm" fo:break-before="auto" style:use-optimal-row-height="false"/>
    </style:style>
    <style:style style:name="ro15" style:family="table-row">
      <style:table-row-properties style:row-height="2.372cm" fo:break-before="auto" style:use-optimal-row-height="false"/>
    </style:style>
    <style:style style:name="ro16" style:family="table-row">
      <style:table-row-properties style:row-height="2.208cm" fo:break-before="auto" style:use-optimal-row-height="false"/>
    </style:style>
    <style:style style:name="ro17" style:family="table-row">
      <style:table-row-properties style:row-height="2.646cm" fo:break-before="auto" style:use-optimal-row-height="false"/>
    </style:style>
    <style:style style:name="ro18" style:family="table-row">
      <style:table-row-properties style:row-height="3.916cm" fo:break-before="auto" style:use-optimal-row-height="false"/>
    </style:style>
    <style:style style:name="ro19" style:family="table-row">
      <style:table-row-properties style:row-height="3.598cm" fo:break-before="auto" style:use-optimal-row-height="false"/>
    </style:style>
    <style:style style:name="ro20" style:family="table-row">
      <style:table-row-properties style:row-height="4.374cm" fo:break-before="auto" style:use-optimal-row-height="false"/>
    </style:style>
    <style:style style:name="ro21" style:family="table-row">
      <style:table-row-properties style:row-height="2.794cm" fo:break-before="auto" style:use-optimal-row-height="false"/>
    </style:style>
    <style:style style:name="ro22" style:family="table-row">
      <style:table-row-properties style:row-height="3.119cm" fo:break-before="auto" style:use-optimal-row-height="false"/>
    </style:style>
    <style:style style:name="ro23" style:family="table-row">
      <style:table-row-properties style:row-height="2.956cm" fo:break-before="auto" style:use-optimal-row-height="false"/>
    </style:style>
    <style:style style:name="ro24" style:family="table-row">
      <style:table-row-properties style:row-height="2.566cm" fo:break-before="auto" style:use-optimal-row-height="false"/>
    </style:style>
    <style:style style:name="ro25" style:family="table-row">
      <style:table-row-properties style:row-height="2.307cm" fo:break-before="auto" style:use-optimal-row-height="false"/>
    </style:style>
    <style:style style:name="ro26" style:family="table-row">
      <style:table-row-properties style:row-height="8.938cm" fo:break-before="auto" style:use-optimal-row-height="false"/>
    </style:style>
    <style:style style:name="ro27" style:family="table-row">
      <style:table-row-properties style:row-height="6.142cm" fo:break-before="auto" style:use-optimal-row-height="false"/>
    </style:style>
    <style:style style:name="ro28" style:family="table-row">
      <style:table-row-properties style:row-height="11.993cm" fo:break-before="auto" style:use-optimal-row-height="false"/>
    </style:style>
    <style:style style:name="ro29" style:family="table-row">
      <style:table-row-properties style:row-height="6.175cm" fo:break-before="auto" style:use-optimal-row-height="false"/>
    </style:style>
    <style:style style:name="ro30" style:family="table-row">
      <style:table-row-properties style:row-height="4.842cm" fo:break-before="auto" style:use-optimal-row-height="false"/>
    </style:style>
    <style:style style:name="ro31" style:family="table-row">
      <style:table-row-properties style:row-height="4.745cm" fo:break-before="auto" style:use-optimal-row-height="false"/>
    </style:style>
    <style:style style:name="ro32" style:family="table-row">
      <style:table-row-properties style:row-height="5.914cm" fo:break-before="auto" style:use-optimal-row-height="false"/>
    </style:style>
    <style:style style:name="ro33" style:family="table-row">
      <style:table-row-properties style:row-height="6.555cm" fo:break-before="auto" style:use-optimal-row-height="true"/>
    </style:style>
    <style:style style:name="ro34" style:family="table-row">
      <style:table-row-properties style:row-height="4.484cm" fo:break-before="auto" style:use-optimal-row-height="false"/>
    </style:style>
    <style:style style:name="ro35" style:family="table-row">
      <style:table-row-properties style:row-height="3.346cm" fo:break-before="auto" style:use-optimal-row-height="false"/>
    </style:style>
    <style:style style:name="ro36" style:family="table-row">
      <style:table-row-properties style:row-height="9.458cm" fo:break-before="auto" style:use-optimal-row-height="false"/>
    </style:style>
    <style:style style:name="ro37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/>
    </style:style>
    <style:style style:name="ce4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tyle="italic" style:font-style-asian="italic" style:font-style-complex="italic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ize="12pt" style:font-size-asian="12pt" style:font-size-complex="6.80000019073486pt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ize="12pt" style:font-size-asian="12pt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font-name="Calibri" fo:font-size="12pt" style:font-size-asian="12pt" style:font-size-complex="12pt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865357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0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/>
    </style:style>
    <style:style style:name="ce60" style:family="table-cell" style:parent-style-name="Excel_20_Built-in_20_Normal">
      <style:table-cell-properties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fo:background-color="#33339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4" style:family="table-cell" style:parent-style-name="Excel_20_Built-in_20_Normal">
      <style:table-cell-properties fo:background-color="transparent"/>
      <style:text-properties fo:color="#000000"/>
    </style:style>
    <style:style style:name="ce65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fo:border="0.035cm solid #000000" style:rotation-align="non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libri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fo:language="ru" fo:country="RU" fo:font-style="normal" style:font-size-asian="12pt" style:font-style-asian="normal" style:font-size-complex="6.80000019073486pt" style:font-style-complex="normal"/>
    </style:style>
    <style:style style:name="T5" style:family="text">
      <style:text-properties fo:font-size="12pt" fo:language="ru" fo:country="RU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Sheet1.B2">
          <table:help-message table:display="true"/>
          <table:error-message table:message-type="stop" table:display="true"/>
        </table:content-validation>
        <table:content-validation table:name="val2" table:condition="of:cell-content-is-in-list([.$B$2:.$B$4])" table:allow-empty-cell="true" table:display-list="unsorted" table:base-cell-address="Sheet1.C4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Sheet1.G3">
          <table:help-message table:display="true"/>
          <table:error-message table:message-type="stop" table:display="true"/>
        </table:content-validation>
        <table:content-validation table:name="val4" table:condition="of:cell-content-is-in-list(Result)" table:allow-empty-cell="false" table:display-list="unsorted" table:base-cell-address="Template.L12">
          <table:help-message table:display="true"/>
          <table:error-message table:message-type="stop" table:display="true"/>
        </table:content-validation>
        <table:content-validation table:name="val5" table:condition="of:cell-content-is-in-list(Result)" table:allow-empty-cell="false" table:display-list="unsorted" table:base-cell-address="Template.AT11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content-validation-name="val1" office:value-type="string">
            <text:p>passed</text:p>
          </table:table-cell>
          <table:table-cell table:number-columns-repeated="3"/>
          <table:table-cell table:content-validation-name="val2"/>
          <table:table-cell table:number-columns-repeated="1018"/>
        </table:table-row>
        <table:table-row table:style-name="ro1">
          <table:table-cell/>
          <table:table-cell table:style-name="ce1" table:content-validation-name="val1" office:value-type="string">
            <text:p>failed</text:p>
          </table:table-cell>
          <table:table-cell table:number-columns-repeated="4"/>
          <table:table-cell table:content-validation-name="val3"/>
          <table:table-cell table:number-columns-repeated="3"/>
          <table:table-cell table:content-validation-name="val1"/>
          <table:table-cell table:number-columns-repeated="1013"/>
        </table:table-row>
        <table:table-row table:style-name="ro1">
          <table:table-cell/>
          <table:table-cell table:style-name="ce1" table:content-validation-name="val1"/>
          <table:table-cell table:content-validation-name="val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content-validation-name="val1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mplate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visibility="collapse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" table:number-columns-repeated="1003" table:default-cell-style-name="Excel_20_Built-in_20_Normal"/>
        <table:table-row table:style-name="ro2">
          <table:table-cell table:style-name="ce2"/>
          <table:table-cell table:style-name="ce6" table:number-columns-repeated="8"/>
          <table:table-cell table:style-name="ce41" office:value-type="string">
            <text:p>Общее Failed</text:p>
          </table:table-cell>
          <table:table-cell table:style-name="ce46"/>
          <table:table-cell table:style-name="ce51" table:formula="of:=COUNTIF([.L$18:.L$52];&quot;failed&quot;)" office:value-type="float" office:value="0">
            <text:p>0</text:p>
          </table:table-cell>
          <table:table-cell table:style-name="ce46"/>
          <table:table-cell table:style-name="ce51" table:formula="of:=COUNTIF([.N$18:.N$64];&quot;failed&quot;)" office:value-type="float" office:value="0">
            <text:p>0</text:p>
          </table:table-cell>
          <table:table-cell table:style-name="ce46"/>
          <table:table-cell table:style-name="ce51" table:formula="of:=COUNTIF([.P$18:.P$64];&quot;failed&quot;)" office:value-type="float" office:value="0">
            <text:p>0</text:p>
          </table:table-cell>
          <table:table-cell table:style-name="ce46"/>
          <table:table-cell table:style-name="ce51" table:formula="of:=COUNTIF([.R$18:.R$64];&quot;failed&quot;)" office:value-type="float" office:value="0">
            <text:p>0</text:p>
          </table:table-cell>
          <table:table-cell table:style-name="ce46"/>
          <table:table-cell table:style-name="ce51" table:formula="of:=COUNTIF([.T$18:.T$64];&quot;failed&quot;)" office:value-type="float" office:value="0">
            <text:p>0</text:p>
          </table:table-cell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6" table:number-columns-repeated="8"/>
          <table:table-cell table:style-name="ce41" office:value-type="string">
            <text:p>Общее Passed</text:p>
          </table:table-cell>
          <table:table-cell table:style-name="ce46"/>
          <table:table-cell table:style-name="ce52" table:formula="of:=COUNTIF([.L$18:.L$52];&quot;passed&quot;)" office:value-type="float" office:value="0">
            <text:p>0</text:p>
          </table:table-cell>
          <table:table-cell table:style-name="ce46"/>
          <table:table-cell table:style-name="ce52" table:formula="of:=COUNTIF([.N$18:.N$52];&quot;passed&quot;)" office:value-type="float" office:value="0">
            <text:p>0</text:p>
          </table:table-cell>
          <table:table-cell table:style-name="ce46"/>
          <table:table-cell table:style-name="ce52" table:formula="of:=COUNTIF([.P$18:.P$52];&quot;passed&quot;)" office:value-type="float" office:value="0">
            <text:p>0</text:p>
          </table:table-cell>
          <table:table-cell table:style-name="ce46"/>
          <table:table-cell table:style-name="ce52" table:formula="of:=COUNTIF([.R$18:.R$52];&quot;passed&quot;)" office:value-type="float" office:value="0">
            <text:p>0</text:p>
          </table:table-cell>
          <table:table-cell table:style-name="ce46"/>
          <table:table-cell table:style-name="ce52" table:formula="of:=COUNTIF([.T$18:.T$52];&quot;passed&quot;)" office:value-type="float" office:value="0">
            <text:p>0</text:p>
          </table:table-cell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 table:number-columns-repeated="8"/>
          <table:table-cell table:style-name="ce42" office:value-type="string">
            <text:p>Дата</text:p>
          </table:table-cell>
          <table:table-cell table:style-name="ce46"/>
          <table:table-cell table:style-name="ce53" office:value-type="date" office:date-value="2019-12-19">
            <text:p>19.12.2019</text:p>
          </table:table-cell>
          <table:table-cell table:style-name="ce46"/>
          <table:table-cell table:style-name="ce53"/>
          <table:table-cell table:style-name="ce46"/>
          <table:table-cell table:style-name="ce53"/>
          <table:table-cell table:style-name="ce46"/>
          <table:table-cell table:style-name="ce53"/>
          <table:table-cell table:style-name="ce46"/>
          <table:table-cell table:style-name="ce53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6" table:number-columns-repeated="8"/>
          <table:table-cell table:style-name="ce42" office:value-type="string">
            <text:p>Билд</text:p>
          </table:table-cell>
          <table:table-cell table:style-name="ce46"/>
          <table:table-cell table:style-name="ce54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6" table:number-columns-repeated="8"/>
          <table:table-cell table:style-name="ce42" office:value-type="string">
            <text:p>Браузер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54" office:value-type="string">
            <text:p>IE 11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 office:value-type="string" table:number-columns-spanned="1" table:number-rows-spanned="2">
            <text:p>№</text:p>
          </table:table-cell>
          <table:table-cell table:style-name="ce14" office:value-type="string" table:number-columns-spanned="1" table:number-rows-spanned="2">
            <text:p>Функциональная группа</text:p>
          </table:table-cell>
          <table:table-cell table:style-name="ce14" office:value-type="string" table:number-columns-spanned="1" table:number-rows-spanned="2">
            <text:p>Название теста</text:p>
          </table:table-cell>
          <table:table-cell table:style-name="ce7" office:value-type="string" table:number-columns-spanned="2" table:number-rows-spanned="1">
            <text:p>Подход</text:p>
          </table:table-cell>
          <table:covered-table-cell table:style-name="ce7"/>
          <table:table-cell table:style-name="ce14" office:value-type="string" table:number-columns-spanned="1" table:number-rows-spanned="2">
            <text:p>задача</text:p>
          </table:table-cell>
          <table:table-cell table:style-name="ce32" office:value-type="string" table:number-columns-spanned="1" table:number-rows-spanned="2">
            <text:p>Приоритет </text:p>
          </table:table-cell>
          <table:table-cell table:style-name="ce32" office:value-type="string" table:number-columns-spanned="1" table:number-rows-spanned="2">
            <text:p>Автоматизирвоано</text:p>
          </table:table-cell>
          <table:table-cell table:style-name="ce43" table:number-columns-spanned="1" table:number-rows-spanned="2"/>
          <table:table-cell table:style-name="ce47"/>
          <table:table-cell table:style-name="ce55" office:value-type="string" table:number-columns-spanned="1" table:number-rows-spanned="2">
            <text:p>Результат</text:p>
            <text:p/>
          </table:table-cell>
          <table:table-cell table:style-name="ce46"/>
          <table:table-cell table:style-name="ce55" office:value-type="string" table:number-columns-spanned="1" table:number-rows-spanned="2">
            <text:p>Результат</text:p>
            <text:p/>
          </table:table-cell>
          <table:table-cell table:style-name="ce46"/>
          <table:table-cell table:style-name="ce55" table:number-columns-spanned="1" table:number-rows-spanned="2"/>
          <table:table-cell table:style-name="ce46"/>
          <table:table-cell table:style-name="ce55" table:number-columns-spanned="1" table:number-rows-spanned="2"/>
          <table:table-cell table:style-name="ce46"/>
          <table:table-cell table:style-name="ce55" table:number-columns-spanned="1" table:number-rows-spanned="2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6">
          <table:table-cell table:style-name="ce2"/>
          <table:covered-table-cell table:style-name="ce7"/>
          <table:covered-table-cell table:style-name="ce15"/>
          <table:covered-table-cell table:style-name="ce14"/>
          <table:table-cell table:style-name="ce14" office:value-type="string">
            <text:p>Шаги</text:p>
          </table:table-cell>
          <table:table-cell table:style-name="ce14" office:value-type="string">
            <text:p>Ожидаемый результат</text:p>
          </table:table-cell>
          <table:covered-table-cell table:style-name="ce15"/>
          <table:covered-table-cell table:style-name="ce33"/>
          <table:covered-table-cell table:style-name="ce36"/>
          <table:covered-table-cell table:style-name="ce44"/>
          <table:table-cell table:style-name="ce47"/>
          <table:covered-table-cell table:style-name="ce55"/>
          <table:table-cell table:style-name="ce46"/>
          <table:covered-table-cell table:style-name="ce55"/>
          <table:table-cell table:style-name="ce46"/>
          <table:covered-table-cell table:style-name="ce55"/>
          <table:table-cell table:style-name="ce46"/>
          <table:covered-table-cell table:style-name="ce55"/>
          <table:table-cell table:style-name="ce46"/>
          <table:covered-table-cell table:style-name="ce55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7">
          <table:table-cell table:style-name="ce3"/>
          <table:table-cell table:style-name="ce8"/>
          <table:table-cell table:style-name="ce16" office:value-type="string">
            <text:p>Регистрация</text:p>
          </table:table-cell>
          <table:table-cell table:style-name="ce20" office:value-type="string">
            <text:p>позитивная регистрация</text:p>
          </table:table-cell>
          <table:table-cell table:style-name="ce22" office:value-type="string">
            <text:p>Перейти на сайт «<text:a xlink:href="http://www.vk.com/">www.vk.com</text:a>»;</text:p>
            <text:p>В поле "ваше имя" ввести «Мария»;</text:p>
            <text:p>В поле ваша фамилия ввести «Шарапова»;</text:p>
            <text:p>В поле день выбрать «5»;</text:p>
            <text:p>В поле месяц выбрать «апреля»;</text:p>
            <text:p>В поле год выбрать «1980»</text:p>
            <text:p>Нажать кнопку "продолжить регистрацию";</text:p>
            <text:p>На станице «подтверждение регистрации» <text:s/>в поле страна ввести «Россия»;</text:p>
            <text:p>В поле телефон: ввести: «9967682574»;</text:p>
            <text:p>Ознакомиться и принять правила и политику конфиденциальности;</text:p>
            <text:p>Нажать кнопку «получить код;</text:p>
            <text:p>В поле «код подтверждения» ввести: 23970;</text:p>
            <text:p>Нажать на кнопку отправить код;</text:p>
            <text:p>В поле пароль ввести 2306mary;</text:p>
            <text:p>Нажать кнопку войти на сайт;</text:p>
            <text:p/>
            <text:p/>
          </table:table-cell>
          <table:table-cell table:style-name="ce20" office:value-type="string">
            <text:p>Отображается окно об успешной регистрации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 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8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пустыми полями</text:p>
          </table:table-cell>
          <table:table-cell table:style-name="ce20" office:value-type="string">
            <text:p>перейти на сайт «www.vk.com»; </text:p>
            <text:p>Поля</text:p>
            <text:p>«ваше имя»</text:p>
            <text:p>«ваша фамилия»</text:p>
            <text:p>«дата рождения» оставить пустыми;</text:p>
            <text:p>Нажать на кнопку «продолжить регистрацию»</text:p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9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символам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«*№%»;</text:p>
            <text:p>В поле ваша фамилия ввести «?:;»;</text:p>
            <text:p>В поле день выбрать «5»;</text:p>
            <text:p>В поле месяц выбрать «апреля»;</text:p>
            <text:p>В поле год выбрать «1980»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0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латинскими буквам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«Mary»;</text:p>
            <text:p>В поле ваша фамилия ввести «Smit»;</text:p>
            <text:p>В поле день выбрать «23»;</text:p>
            <text:p>В поле месяц выбрать «мая»;</text:p>
            <text:p>В поле год выбрать «1980»</text:p>
            <text:p>Нажать кнопку "продолжить регистрацию";</text:p>
            <text:p>На станице «подтверждение регистрации» <text:s/>в поле страна ввести «Россия»;</text:p>
            <text:p>В поле телефон: ввести: «9967682574»;</text:p>
            <text:p>Ознакомиться и принять правила и политику конфиденциальности;</text:p>
            <text:p>Нажать кнопку «получить код;</text:p>
            <text:p>В поле «код подтверждения» ввести: 23970;</text:p>
            <text:p>Нажать на кнопку отправить код;</text:p>
            <text:p>В поле пароль ввести 2306mary;</text:p>
            <text:p>Нажать кнопку войти на сайт;</text:p>
            <text:p/>
            <text:p/>
          </table:table-cell>
          <table:table-cell table:style-name="ce20" office:value-type="string">
            <text:p>Отображается окно об успешной регистрации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1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цифрам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«123456»;</text:p>
            <text:p>В поле ваша фамилия ввести «654321»;</text:p>
            <text:p>В поле день выбрать «23»;</text:p>
            <text:p>В поле месяц выбрать «мая»;</text:p>
            <text:p>В поле год выбрать «1980»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2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одной буквой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»;</text:p>
            <text:p>В поле ваша фамилия ввести «Б»;</text:p>
            <text:p>В поле день выбрать «23»;</text:p>
            <text:p>В поле месяц выбрать «мая»;</text:p>
            <text:p>В поле год выбрать «1980»;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3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одной буквой в имен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»;</text:p>
            <text:p>В поле ваша фамилия ввести «Би»;</text:p>
            <text:p>В поле день выбрать «23»;</text:p>
            <text:p>В поле месяц выбрать «июня»;</text:p>
            <text:p>В поле год выбрать «1982»;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2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одной буквой в фамили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л»;</text:p>
            <text:p>В поле ваша фамилия ввести «Б»;</text:p>
            <text:p>В поле день выбрать «23»;</text:p>
            <text:p>В поле месяц выбрать «июня»;</text:p>
            <text:p>В поле год выбрать «1982»;</text:p>
            <text:p>Нажать кнопку "продолжить регистрацию";</text:p>
          </table:table-cell>
          <table:table-cell table:style-name="ce20" office:value-type="string">
            <text:p>Всплывает окно красного цвета с предложением ввести ваше имя и фамилию 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4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двумя буквами 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л»;</text:p>
            <text:p>В поле ваша фамилия ввести «Ба»;</text:p>
            <text:p>В поле день выбрать «23»;</text:p>
            <text:p>В поле месяц выбрать «мая»;</text:p>
            <text:p>В поле год выбрать «1980»;</text:p>
            <text:p>Выберете пол;</text:p>
            <text:p>Нажать кнопку "продолжить регистрацию";</text:p>
            <text:p>На станице «подтверждение регистрации» <text:s/>в поле страна ввести «Россия»;</text:p>
            <text:p>В поле телефон: ввести: «9967682574»;</text:p>
            <text:p>Ознакомиться и принять правила и политику конфиденциальности;</text:p>
            <text:p>Нажать кнопку «получить код;</text:p>
            <text:p>В поле «код подтверждения» ввести: 23970;</text:p>
            <text:p>Нажать на кнопку отправить код;</text:p>
            <text:p>В поле пароль ввести 2306mary;</text:p>
            <text:p>Нажать кнопку войти на сайт;</text:p>
            <text:p/>
            <text:p/>
          </table:table-cell>
          <table:table-cell table:style-name="ce20" office:value-type="string">
            <text:p>Отображается окно об успешной регистрации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5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пустой датой рождения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ли»;</text:p>
            <text:p>В поле ваша фамилия ввести «Баба»;</text:p>
            <text:p>Поля даты рождения оставить пустыми</text:p>
            <text:p>Нажать кнопку "продолжить регистрацию";</text:p>
          </table:table-cell>
          <table:table-cell table:style-name="ce20" office:value-type="string">
            <text:p>всплывает окно красного цвета с предложением <text:s/>указать дату рождения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 office:value-type="string">
            <text:p>пройден</text:p>
          </table:table-cell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6">
          <table:table-cell table:style-name="ce2"/>
          <table:table-cell table:style-name="ce9" office:value-type="float" office:value="1">
            <text:p>1</text:p>
          </table:table-cell>
          <table:table-cell table:style-name="ce17" office:value-type="string">
            <text:p>Форма авторизации</text:p>
          </table:table-cell>
          <table:table-cell table:style-name="ce9" office:value-type="string">
            <text:p>Позитивный вход на сайт с помощью E-mail</text:p>
          </table:table-cell>
          <table:table-cell table:style-name="ce23" office:value-type="string">
            <text:p>Перейти на сайт «<text:a xlink:href="http://www.vk.com/">www.vk.com</text:a>»;</text:p>
            <text:p>Ввести E-mail : «olyas.2306@gmail.com»;</text:p>
            <text:p>Ввести пароль: «123456»;</text:p>
            <text:p>Нажать кнопку "Войти";</text:p>
          </table:table-cell>
          <table:table-cell table:style-name="ce9" office:value-type="string">
            <text:p>Осуществлен переход на страницу профиля пользователя</text:p>
          </table:table-cell>
          <table:table-cell table:style-name="ce30" table:number-columns-repeated="2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7">
          <table:table-cell table:style-name="ce2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string">
            <text:p>Тест выхода с сайта</text:p>
          </table:table-cell>
          <table:table-cell table:style-name="ce23" office:value-type="string">
            <text:p>Войти на сайт любым способом;</text:p>
            <text:p>Нажать на иконку с фото пользователя в правом верхнем углу;</text:p>
            <text:p>Выбрать "выйти";</text:p>
          </table:table-cell>
          <table:table-cell table:style-name="ce9" office:value-type="string">
            <text:p>Осуществлен переход на главную страницу сайта</text:p>
          </table:table-cell>
          <table:table-cell table:style-name="ce9"/>
          <table:table-cell table:style-name="ce30"/>
          <table:table-cell table:style-name="ce39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8">
          <table:table-cell table:style-name="ce2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Позитивный вход с помощью номера телефона</text:p>
          </table:table-cell>
          <table:table-cell table:style-name="ce23" office:value-type="string">
            <text:p>Перейти на сайт «www.vk.com»;</text:p>
            <text:p>Ввести номер телефона : «+79052551506»;</text:p>
            <text:p>Ввести пароль: «123456»;</text:p>
            <text:p>Нажать кнопку "Войти";</text:p>
          </table:table-cell>
          <table:table-cell table:style-name="ce9" office:value-type="string">
            <text:p>Осуществлен переход на страницу профиля пользовате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9">
          <table:table-cell table:style-name="ce2"/>
          <table:table-cell table:style-name="ce10" office:value-type="float" office:value="4">
            <text:p>4</text:p>
          </table:table-cell>
          <table:table-cell table:style-name="ce18"/>
          <table:table-cell table:style-name="ce9" office:value-type="string">
            <text:p>Вход с пустыми полями</text:p>
          </table:table-cell>
          <table:table-cell table:style-name="ce23" office:value-type="string">
            <text:p>Перейти на сайт «<text:a xlink:href="http://www.vk.com/">www.vk.com</text:a>»;</text:p>
            <text:p>Поля "телефон или e-mail" и "пароль" оставить пустыми;</text:p>
            <text:p>Нажать кнопку "Войти";</text:p>
          </table:table-cell>
          <table:table-cell table:style-name="ce9" office:value-type="string">
            <text:p>Вход не осуществлен поле <text:s/>"телефон или e-mail" подсвечиваются красным</text:p>
          </table:table-cell>
          <table:table-cell table:style-name="ce31" table:number-columns-repeated="2"/>
          <table:table-cell table:style-name="ce40"/>
          <table:table-cell table:style-name="ce31"/>
          <table:table-cell table:style-name="ce49"/>
          <table:table-cell table:style-name="ce58"/>
          <table:table-cell table:style-name="ce60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5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6"/>
          <table:table-cell table:style-name="ce62"/>
          <table:table-cell table:style-name="ce61" table:content-validation-name="val5"/>
          <table:table-cell table:style-name="ce62"/>
          <table:table-cell table:style-name="ce65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 table:number-columns-repeated="4"/>
          <table:table-cell table:style-name="ce67" table:content-validation-name="val5"/>
          <table:table-cell table:style-name="ce61" table:content-validation-name="val5"/>
          <table:table-cell table:style-name="ce68" table:content-validation-name="val5" table:number-columns-repeated="5"/>
          <table:table-cell table:number-columns-repeated="900"/>
        </table:table-row>
        <table:table-row table:style-name="ro20">
          <table:table-cell table:style-name="ce2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string">
            <text:p>Вход с номером телефона из БД и не корректным паролем</text:p>
          </table:table-cell>
          <table:table-cell table:style-name="ce23" office:value-type="string">
            <text:p>Перейти на сайт «www.vk.com»;</text:p>
            <text:p>В поле "телефон или e-mail" ввести номер телефона из БД;</text:p>
            <text:p>В поле "пароль" ввести не существующий пароль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1">
          <table:table-cell table:style-name="ce2"/>
          <table:table-cell table:style-name="ce9" office:value-type="float" office:value="6">
            <text:p>6</text:p>
          </table:table-cell>
          <table:table-cell table:style-name="ce17"/>
          <table:table-cell table:style-name="ce9" office:value-type="string">
            <text:p>Вход с e-mail из БД и не корректным паролем</text:p>
          </table:table-cell>
          <table:table-cell table:style-name="ce23" office:value-type="string">
            <text:p>Перейти на сайт «www.vk.com»;</text:p>
            <text:p>В поле "телефон или e-mail" ввести e-mail из БД;</text:p>
            <text:p>В поле "пароль" ввести не существующий пароль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2">
          <table:table-cell table:style-name="ce2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string">
            <text:p>Вход с корректным паролем и e-mail отсутствующим в БД</text:p>
          </table:table-cell>
          <table:table-cell table:style-name="ce23" office:value-type="string">
            <text:p>Перейти на сайт «www.vk.com»;</text:p>
            <text:p>В поле "телефон или e-mail" ввести несуществующий e-mail;</text:p>
            <text:p>В поле "пароль" ввести: «123456»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3">
          <table:table-cell table:style-name="ce2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string">
            <text:p>Вход с корректным паролем и телефоном отсутствующим в БД</text:p>
          </table:table-cell>
          <table:table-cell table:style-name="ce23" office:value-type="string">
            <text:p>Перейти на сайт «www.vk.com»;</text:p>
            <text:p>В поле "телефон или e-mail" ввести несуществующий номер телефона;</text:p>
            <text:p>В поле "пароль" ввести: «123456»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4">
          <table:table-cell table:style-name="ce2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string">
            <text:p>Проверка функции "забыли пароль" с использованием номера телефона пользователя</text:p>
          </table:table-cell>
          <table:table-cell table:style-name="ce23" office:value-type="string">
            <text:p>Перейти на сайт «www.vk.com»;</text:p>
            <text:p>Ввести номер телефона : «+79052551506»;</text:p>
            <text:p>Нажать кнопку «забыли пароль»;</text:p>
          </table:table-cell>
          <table:table-cell table:style-name="ce9" office:value-type="string">
            <text:p>перенаправлены на страницу с восстановлением доступа к странице где необходимо указать номер телефона или е-mail , который используется для входа на сайт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5">
          <table:table-cell table:style-name="ce2"/>
          <table:table-cell table:style-name="ce9" office:value-type="float" office:value="10">
            <text:p>10</text:p>
          </table:table-cell>
          <table:table-cell/>
          <table:table-cell table:style-name="ce9" office:value-type="string">
            <text:p>Проверка функции "забыли пароль" с использованием e-mail пользователя</text:p>
          </table:table-cell>
          <table:table-cell table:style-name="ce24" office:value-type="string">
            <text:p><text:span text:style-name="T1">Пере</text:span><text:span text:style-name="T1">йти </text:span><text:span text:style-name="T1">на </text:span><text:span text:style-name="T1">сайт </text:span><text:span text:style-name="T1">«ww</text:span><text:span text:style-name="T1">w.vk.</text:span><text:span text:style-name="T1">com»</text:span><text:span text:style-name="T1">;</text:span></text:p>
            <text:p><text:span text:style-name="T1">Ввест</text:span><text:span text:style-name="T1">и e-</text:span><text:span text:style-name="T1">mail : </text:span><text:span text:style-name="T1">«</text:span><text:span text:style-name="T1"><text:a xlink:href="mailto:olyas.2306@gmail.com">olyas.2306@gmail.com</text:a></text:span><text:span text:style-name="T1">»;</text:span></text:p>
            <text:p><text:span text:style-name="T1">Нажа</text:span><text:span text:style-name="T1">ть </text:span><text:span text:style-name="T1">кноп</text:span><text:span text:style-name="T1">ку </text:span><text:span text:style-name="T1">«заб</text:span><text:span text:style-name="T1">ыли </text:span><text:span text:style-name="T1">паро</text:span><text:span text:style-name="T1">ль»;</text:span></text:p>
          </table:table-cell>
          <table:table-cell table:style-name="ce24" office:value-type="string">
            <text:p>перенаправлены на страницу с восстановлением доступа к странице где необходимо указать номер телефона или е-mail , который используется для входа на сайт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6">
          <table:table-cell table:style-name="ce2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string">
            <text:p>Смена пароля в аккаунте с последующим выходом и проверкой авторизации</text:p>
          </table:table-cell>
          <table:table-cell table:style-name="ce23" office:value-type="string">
            <text:p>Перейти на сайт «<text:a xlink:href="http://www.vk.com/">www.vk.com</text:a>»;</text:p>
            <text:p>Войти в профиль пользователя любым способом;</text:p>
            <text:p>Нажать на иконку с фото пользователя в правом верхнем углу;</text:p>
            <text:p>Во всплывающем окне нажать «настройки»;</text:p>
            <text:p>В меню «общее» найти «пароль» : нажать «изменить»;</text:p>
            <text:p>В поле «старый пароль» ввести: «123456»;</text:p>
            <text:p>В поле «новый пароль» ввести: «AB123456»;</text:p>
            <text:p>Поле «повторить пароль» ввести: «АВ123456»;</text:p>
            <text:p>Нажать кнопку «изменить»;</text:p>
            <text:p>Нажать на иконку с фото пользователя в правом верхнем углу;</text:p>
            <text:p>Во всплывающем окне нажать «выйти»</text:p>
            <text:p>В поле «телефон или e-mail» ввести данные из базы данных;</text:p>
            <text:p>В поле «пароль» ввести: «АВ123456»;</text:p>
          </table:table-cell>
          <table:table-cell table:style-name="ce9" office:value-type="string">
            <text:p>Отображается страница профиля пользователя 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7">
          <table:table-cell table:style-name="ce2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string">
            <text:p>Добавление дополнительной информации о пользователе</text:p>
          </table:table-cell>
          <table:table-cell table:style-name="ce23" office:value-type="string">
            <text:p>Перейти на сайт «<text:a xlink:href="http://www.vk.com/">www.vk.com</text:a>»;</text:p>
            <text:p>Войти в профиль пользователя любым способом;</text:p>
            <text:p>Нажать на иконку с фото пользователя в правом верхнем углу;</text:p>
            <text:p>Во всплывающем окне нажать: «редактировать»;</text:p>
            <text:p>В окне профиля справа нажать: «интересы»;</text:p>
            <text:p>В окне «деятельность» ввести текст: «музыка»;</text:p>
            <text:p>В окне «любимая музыка»ввести текст: «джаз»;</text:p>
            <text:p>Нажать кнопку «сохранить»;</text:p>
            <text:p>В левом верхнем углу нажать «моя страница»;</text:p>
            <text:p>Внизу под никнэйм нажать «показать подробную информацию»;</text:p>
            <text:p/>
          </table:table-cell>
          <table:table-cell table:style-name="ce9" office:value-type="string">
            <text:p>в поле личная информация отображается: деятельность — музыка; любимая музыка — джаз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8">
          <table:table-cell table:style-name="ce2"/>
          <table:table-cell table:style-name="ce9" office:value-type="float" office:value="13">
            <text:p>13</text:p>
          </table:table-cell>
          <table:table-cell table:style-name="ce19" office:value-type="string">
            <text:p>Сообщения </text:p>
          </table:table-cell>
          <table:table-cell table:style-name="ce9" office:value-type="string">
            <text:p>Позитивный ввод отправки сообщений зарегистрированным пользователем с прикреплением файлов, сохраненных на <text:s/>странице пользователя и с выбором из БД</text:p>
          </table:table-cell>
          <table:table-cell table:style-name="ce25" office:value-type="string">
            <text:p><text:span text:style-name="T2">Пред</text:span><text:span text:style-name="T2">усло</text:span><text:span text:style-name="T2">вие : </text:span><text:span text:style-name="T2">на </text:span><text:span text:style-name="T2">стра</text:span><text:span text:style-name="T2">нице </text:span><text:span text:style-name="T2">поль</text:span><text:span text:style-name="T2">зова</text:span><text:span text:style-name="T2">теля </text:span><text:span text:style-name="T2">долж</text:span><text:span text:style-name="T2">ны </text:span><text:span text:style-name="T2">быт</text:span><text:span text:style-name="T2">ь </text:span><text:span text:style-name="T2">сохр</text:span><text:span text:style-name="T2">анен</text:span><text:span text:style-name="T2">ы <text:s/></text:span><text:span text:style-name="T2">фот</text:span><text:span text:style-name="T2">огра</text:span><text:span text:style-name="T2">фии, </text:span><text:span text:style-name="T2">ауди</text:span><text:span text:style-name="T2">озап</text:span><text:span text:style-name="T2">иси, </text:span><text:span text:style-name="T2">виде</text:span><text:span text:style-name="T2">о</text:span></text:p>
            <text:p><text:span text:style-name="T3">Зайт</text:span><text:span text:style-name="T3">и на </text:span><text:span text:style-name="T3">сайт </text:span><text:span text:style-name="T3">«</text:span><text:span text:style-name="T3"><text:a xlink:href="http://www.vk.com/">www.vk.com</text:a></text:span><text:span text:style-name="T3">» </text:span><text:span text:style-name="T3">люб</text:span><text:span text:style-name="T3">ым </text:span><text:span text:style-name="T3">спос</text:span><text:span text:style-name="T3">обо</text:span><text:span text:style-name="T3">м;</text:span></text:p>
            <text:p><text:span text:style-name="T3">Наж</text:span><text:span text:style-name="T3">ать </text:span><text:span text:style-name="T3">на </text:span><text:span text:style-name="T3">кноп</text:span><text:span text:style-name="T3">ку </text:span><text:span text:style-name="T3">«соо</text:span><text:span text:style-name="T3">бще</text:span><text:span text:style-name="T3">ния»</text:span><text:span text:style-name="T3">;</text:span></text:p>
            <text:p><text:span text:style-name="T4">В </text:span><text:span text:style-name="T4">стро</text:span><text:span text:style-name="T4">ке </text:span><text:span text:style-name="T4">писк</text:span><text:span text:style-name="T4">а </text:span><text:span text:style-name="T4">наж</text:span><text:span text:style-name="T4">ать </text:span><text:span text:style-name="T4">«+ и </text:span><text:span text:style-name="T4">нача</text:span><text:span text:style-name="T4">ть </text:span><text:span text:style-name="T4">бесе</text:span><text:span text:style-name="T4">ду»;</text:span></text:p>
            <text:p><text:span text:style-name="T4">Наж</text:span><text:span text:style-name="T4">ать </text:span><text:span text:style-name="T4">на </text:span><text:span text:style-name="T4">выб</text:span><text:span text:style-name="T4">ранн</text:span><text:span text:style-name="T4">ый </text:span><text:span text:style-name="T4">конт</text:span><text:span text:style-name="T4">акт ;</text:span></text:p>
            <text:p><text:span text:style-name="T4">Наж</text:span><text:span text:style-name="T4">ать </text:span><text:span text:style-name="T4">кноп</text:span><text:span text:style-name="T4">ку </text:span><text:span text:style-name="T4">«пер</text:span><text:span text:style-name="T4">ейти </text:span><text:span text:style-name="T4">к </text:span><text:span text:style-name="T4">диал</text:span><text:span text:style-name="T4">огу»;</text:span></text:p>
            <text:p><text:span text:style-name="T4">В </text:span><text:span text:style-name="T4">поле </text:span><text:span text:style-name="T4">«нап</text:span><text:span text:style-name="T4">иши</text:span><text:span text:style-name="T4">те </text:span><text:span text:style-name="T4">сооб</text:span><text:span text:style-name="T4">щен</text:span><text:span text:style-name="T4">ие » </text:span><text:span text:style-name="T4">ввес</text:span><text:span text:style-name="T4">ти </text:span><text:span text:style-name="T4">люб</text:span><text:span text:style-name="T4">ой </text:span><text:span text:style-name="T4">текст</text:span><text:span text:style-name="T4">;</text:span></text:p>
            <text:p><text:span text:style-name="T4">Слев</text:span><text:span text:style-name="T4">а </text:span><text:span text:style-name="T4">наж</text:span><text:span text:style-name="T4">ать </text:span><text:span text:style-name="T4">на </text:span><text:span text:style-name="T4">знак </text:span><text:span text:style-name="T4">«скр</text:span><text:span text:style-name="T4">епка</text:span><text:span text:style-name="T4">» и </text:span><text:span text:style-name="T4">во </text:span><text:span text:style-name="T4">вспл</text:span><text:span text:style-name="T4">ыва</text:span><text:span text:style-name="T4">юще</text:span><text:span text:style-name="T4">м </text:span><text:span text:style-name="T4">окне </text:span><text:span text:style-name="T4">выб</text:span><text:span text:style-name="T4">рать </text:span><text:span text:style-name="T4">пооч</text:span><text:span text:style-name="T4">еред</text:span><text:span text:style-name="T4">но:</text:span></text:p>
            <text:p><text:span text:style-name="T4">1. </text:span><text:span text:style-name="T4">фото</text:span><text:span text:style-name="T4">граф</text:span><text:span text:style-name="T4">ия</text:span></text:p>
            <text:p><text:span text:style-name="T4">2. </text:span><text:span text:style-name="T4">виде</text:span><text:span text:style-name="T4">озап</text:span><text:span text:style-name="T4">ись</text:span></text:p>
            <text:p><text:span text:style-name="T4">3. </text:span><text:span text:style-name="T4">ауди</text:span><text:span text:style-name="T4">озап</text:span><text:span text:style-name="T4">ись</text:span></text:p>
            <text:p><text:span text:style-name="T4">Из </text:span><text:span text:style-name="T4">появ</text:span><text:span text:style-name="T4">ляю</text:span><text:span text:style-name="T4">щего</text:span><text:span text:style-name="T4">ся </text:span><text:span text:style-name="T4">спис</text:span><text:span text:style-name="T4">ка </text:span><text:span text:style-name="T4">выб</text:span><text:span text:style-name="T4">рать </text:span><text:span text:style-name="T4">нуж</text:span><text:span text:style-name="T4">ный </text:span><text:span text:style-name="T4">файл </text:span><text:span text:style-name="T4">путе</text:span><text:span text:style-name="T4">м </text:span><text:span text:style-name="T4">наж</text:span><text:span text:style-name="T4">атия </text:span><text:span text:style-name="T4">«v» </text:span><text:span text:style-name="T4">в </text:span><text:span text:style-name="T4">лево</text:span><text:span text:style-name="T4">м </text:span><text:span text:style-name="T4">верх</text:span><text:span text:style-name="T4">нем </text:span><text:span text:style-name="T4">углу;</text:span></text:p>
            <text:p><text:span text:style-name="T4">Наж</text:span><text:span text:style-name="T4">ать </text:span><text:span text:style-name="T4">на </text:span><text:span text:style-name="T4">кноп</text:span><text:span text:style-name="T4">ку </text:span><text:span text:style-name="T4">«при</text:span><text:span text:style-name="T4">креп</text:span><text:span text:style-name="T4">ить»</text:span><text:span text:style-name="T4">;</text:span></text:p>
            <text:p><text:span text:style-name="T4">В </text:span><text:span text:style-name="T4">стро</text:span><text:span text:style-name="T4">ке </text:span><text:span text:style-name="T4">«нап</text:span><text:span text:style-name="T4">иши</text:span><text:span text:style-name="T4">те </text:span><text:span text:style-name="T4">сооб</text:span><text:span text:style-name="T4">щен</text:span><text:span text:style-name="T4">ие» </text:span><text:span text:style-name="T4">спра</text:span><text:span text:style-name="T4">ва </text:span><text:span text:style-name="T4">наж</text:span><text:span text:style-name="T4">ать </text:span><text:span text:style-name="T4">на </text:span><text:span text:style-name="T4">знач</text:span><text:span text:style-name="T4">ок </text:span><text:span text:style-name="T4">«фот</text:span><text:span text:style-name="T4">оапп</text:span><text:span text:style-name="T4">арат</text:span><text:span text:style-name="T4">а- </text:span><text:span text:style-name="T4">прик</text:span><text:span text:style-name="T4">репи</text:span><text:span text:style-name="T4">ть </text:span><text:span text:style-name="T4">фото </text:span><text:span text:style-name="T4">или </text:span><text:span text:style-name="T4">виде</text:span><text:span text:style-name="T4">о»;</text:span></text:p>
            <text:p><text:span text:style-name="T4">В </text:span><text:span text:style-name="T4">откр</text:span><text:span text:style-name="T4">ыто</text:span><text:span text:style-name="T4">м </text:span><text:span text:style-name="T4">окне </text:span><text:span text:style-name="T4">выб</text:span><text:span text:style-name="T4">рать </text:span><text:span text:style-name="T4">сохр</text:span><text:span text:style-name="T4">анен</text:span><text:span text:style-name="T4">ный </text:span><text:span text:style-name="T4">файл </text:span><text:span text:style-name="T4">на </text:span><text:span text:style-name="T4">ком</text:span><text:span text:style-name="T4">пьют</text:span><text:span text:style-name="T4">ере;</text:span></text:p>
            <text:p><text:span text:style-name="T4">Наж</text:span><text:span text:style-name="T4">ать </text:span><text:span text:style-name="T4">откр</text:span><text:span text:style-name="T4">ыть; <text:s/></text:span><text:span text:style-name="T4"><text:s text:c="2"/></text:span></text:p>
            <text:p><text:span text:style-name="T4">Наж</text:span><text:span text:style-name="T4">ать </text:span><text:span text:style-name="T4">на </text:span><text:span text:style-name="T4">стре</text:span><text:span text:style-name="T4">лку </text:span><text:span text:style-name="T4">«отп</text:span><text:span text:style-name="T4">рави</text:span><text:span text:style-name="T4">ть»</text:span></text:p>
            <text:p><text:span text:style-name="T4"/></text:p>
            <text:p><text:span text:style-name="T5"/></text:p>
          </table:table-cell>
          <table:table-cell table:style-name="ce9" office:value-type="string">
            <text:p>в окне история переписки отражается сообщение с прикрепленными файлами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9">
          <table:table-cell table:style-name="ce2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string">
            <text:p>проверка удаления сообщения из истории переписки</text:p>
          </table:table-cell>
          <table:table-cell table:style-name="ce26" office:value-type="string">
            <text:p><text:span text:style-name="T4">Пере</text:span><text:span text:style-name="T4">йти </text:span><text:span text:style-name="T4">на </text:span><text:span text:style-name="T4">сайт </text:span><text:span text:style-name="T4">«</text:span><text:span text:style-name="T4"><text:a xlink:href="http://www.vk.com/">www.vk.com</text:a></text:span><text:span text:style-name="T4">»;</text:span></text:p>
            <text:p><text:span text:style-name="T4">Наж</text:span><text:span text:style-name="T4">ать </text:span><text:span text:style-name="T4">на </text:span><text:span text:style-name="T4">кноп</text:span><text:span text:style-name="T4">ку </text:span><text:span text:style-name="T4">«соо</text:span><text:span text:style-name="T4">бще</text:span><text:span text:style-name="T4">ния» </text:span><text:span text:style-name="T4">;</text:span></text:p>
            <text:p><text:span text:style-name="T4">В </text:span><text:span text:style-name="T4">спис</text:span><text:span text:style-name="T4">ке </text:span><text:span text:style-name="T4">сооб</text:span><text:span text:style-name="T4">щен</text:span><text:span text:style-name="T4">ий <text:s/></text:span><text:span text:style-name="T4">наж</text:span><text:span text:style-name="T4">ать </text:span><text:span text:style-name="T4">на <text:s/></text:span><text:span text:style-name="T4">конт</text:span><text:span text:style-name="T4">акт </text:span><text:span text:style-name="T4">поль</text:span><text:span text:style-name="T4">зова</text:span><text:span text:style-name="T4">теля;</text:span></text:p>
            <text:p><text:span text:style-name="T4">В </text:span><text:span text:style-name="T4">лент</text:span><text:span text:style-name="T4">е </text:span><text:span text:style-name="T4">отпр</text:span><text:span text:style-name="T4">авле</text:span><text:span text:style-name="T4">нны</text:span><text:span text:style-name="T4">х </text:span><text:span text:style-name="T4">сооб</text:span><text:span text:style-name="T4">щен</text:span><text:span text:style-name="T4">ий </text:span><text:span text:style-name="T4">слев</text:span><text:span text:style-name="T4">а, </text:span><text:span text:style-name="T4">наж</text:span><text:span text:style-name="T4">ать </text:span><text:span text:style-name="T4">«v»;</text:span></text:p>
            <text:p><text:span text:style-name="T4">В </text:span><text:span text:style-name="T4">верх</text:span><text:span text:style-name="T4">нем </text:span><text:span text:style-name="T4">поле </text:span><text:span text:style-name="T4">стан</text:span><text:span text:style-name="T4">ицы </text:span><text:span text:style-name="T4">найт</text:span><text:span text:style-name="T4">и </text:span><text:span text:style-name="T4">знач</text:span><text:span text:style-name="T4">ок </text:span><text:span text:style-name="T4">«кор</text:span><text:span text:style-name="T4">зина</text:span><text:span text:style-name="T4">» с </text:span><text:span text:style-name="T4">вспл</text:span><text:span text:style-name="T4">ыва</text:span><text:span text:style-name="T4">юще</text:span><text:span text:style-name="T4">м </text:span><text:span text:style-name="T4">сооб</text:span><text:span text:style-name="T4">щен</text:span><text:span text:style-name="T4">ием </text:span><text:span text:style-name="T4">«уда</text:span><text:span text:style-name="T4">лить</text:span><text:span text:style-name="T4">»;</text:span></text:p>
            <text:p><text:span text:style-name="T4">Наж</text:span><text:span text:style-name="T4">ать </text:span><text:span text:style-name="T4">на </text:span><text:span text:style-name="T4">знач</text:span><text:span text:style-name="T4">ок </text:span><text:span text:style-name="T4">«кор</text:span><text:span text:style-name="T4">зина</text:span><text:span text:style-name="T4">»;</text:span></text:p>
            <text:p><text:span text:style-name="T4"><text:s/></text:span><text:span text:style-name="T4">В </text:span><text:span text:style-name="T4">окне </text:span><text:span text:style-name="T4">«уда</text:span><text:span text:style-name="T4">лить </text:span><text:span text:style-name="T4">сооб</text:span><text:span text:style-name="T4">щен</text:span><text:span text:style-name="T4">ия» </text:span><text:span text:style-name="T4">пост</text:span><text:span text:style-name="T4">авит</text:span><text:span text:style-name="T4">ь </text:span><text:span text:style-name="T4">гало</text:span><text:span text:style-name="T4">чку </text:span><text:span text:style-name="T4">«v» </text:span><text:span text:style-name="T4">удал</text:span><text:span text:style-name="T4">ить <text:s/></text:span><text:span text:style-name="T4">для </text:span><text:span text:style-name="T4">всех;</text:span></text:p>
            <text:p><text:span text:style-name="T4">Наж</text:span><text:span text:style-name="T4">ать </text:span><text:span text:style-name="T4">кноп</text:span><text:span text:style-name="T4">ку </text:span><text:span text:style-name="T4">«уда</text:span><text:span text:style-name="T4">лить</text:span><text:span text:style-name="T4">»</text:span></text:p>
          </table:table-cell>
          <table:table-cell table:style-name="ce9" office:value-type="string">
            <text:p>сообщение удалено из ленты переписки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0">
          <table:table-cell table:style-name="ce2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string">
            <text:p>Проверка функции отправки сообщения пользователю, находящемся в черном списке</text:p>
          </table:table-cell>
          <table:table-cell table:style-name="ce23" office:value-type="string">
            <text:p>п<text:span text:style-name="T2">ред</text:span><text:span text:style-name="T2">усло</text:span><text:span text:style-name="T2">вие: </text:span><text:span text:style-name="T2">поль</text:span><text:span text:style-name="T2">зова</text:span><text:span text:style-name="T2">тель</text:span><text:span text:style-name="T2">, </text:span><text:span text:style-name="T2">кото</text:span><text:span text:style-name="T2">рому </text:span><text:span text:style-name="T2">отпр</text:span><text:span text:style-name="T2">авля</text:span><text:span text:style-name="T2">ется </text:span><text:span text:style-name="T2">сооб</text:span><text:span text:style-name="T2">щени</text:span><text:span text:style-name="T2">е <text:s/></text:span><text:span text:style-name="T2">долж</text:span><text:span text:style-name="T2">ен </text:span><text:span text:style-name="T2">быт</text:span><text:span text:style-name="T2">ь </text:span><text:span text:style-name="T2">доба</text:span><text:span text:style-name="T2">влен </text:span><text:span text:style-name="T2">в </text:span><text:span text:style-name="T2">черн</text:span><text:span text:style-name="T2">ый </text:span><text:span text:style-name="T2">спис</text:span><text:span text:style-name="T2">ок ;</text:span></text:p>
            <text:p>Перейти <text:s/>на сайт «www.vk.com» любым способом;</text:p>
            <text:p>Нажать на иконку с фото пользователя в правом верхнем углу;</text:p>
            <text:p>Во всплывающем окне нажать «настройки»;</text:p>
            <text:p>В окне справа нажать «черный список»;</text:p>
            <text:p>В отраженном списке нажать на контакт пользователя;</text:p>
            <text:p/>
          </table:table-cell>
          <table:table-cell table:style-name="ce9" office:value-type="string">
            <text:p>отображается страница профиля контакта , находящемся в черном списке с отсутствующей кнопкой написать сообщение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1">
          <table:table-cell table:style-name="ce2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string">
            <text:p>Проверка функции создание беседы</text:p>
          </table:table-cell>
          <table:table-cell table:style-name="ce27" office:value-type="string">
            <text:p><text:span text:style-name="T3">Зайт</text:span><text:span text:style-name="T3">и на </text:span><text:span text:style-name="T3">сайт </text:span><text:span text:style-name="T3">«</text:span><text:span text:style-name="T3"><text:a xlink:href="http://www.vk.com/">www.vk.com</text:a></text:span><text:span text:style-name="T3">» </text:span><text:span text:style-name="T3">люб</text:span><text:span text:style-name="T3">ым </text:span><text:span text:style-name="T3">спос</text:span><text:span text:style-name="T3">обо</text:span><text:span text:style-name="T3">м;</text:span></text:p>
            <text:p><text:span text:style-name="T3">Наж</text:span><text:span text:style-name="T3">ать </text:span><text:span text:style-name="T3">на </text:span><text:span text:style-name="T3">кноп</text:span><text:span text:style-name="T3">ку </text:span><text:span text:style-name="T3">«соо</text:span><text:span text:style-name="T3">бще</text:span><text:span text:style-name="T3">ния»</text:span><text:span text:style-name="T3">;</text:span></text:p>
            <text:p><text:span text:style-name="T4">В </text:span><text:span text:style-name="T4">стро</text:span><text:span text:style-name="T4">ке </text:span><text:span text:style-name="T4">писк</text:span><text:span text:style-name="T4">а </text:span><text:span text:style-name="T4">наж</text:span><text:span text:style-name="T4">ать </text:span><text:span text:style-name="T4">«+ и </text:span><text:span text:style-name="T4">нача</text:span><text:span text:style-name="T4">ть </text:span><text:span text:style-name="T4">бесе</text:span><text:span text:style-name="T4">ду»;</text:span></text:p>
            <text:p><text:span text:style-name="T4">Наж</text:span><text:span text:style-name="T4">ать </text:span><text:span text:style-name="T4">пооч</text:span><text:span text:style-name="T4">еред</text:span><text:span text:style-name="T4">но </text:span><text:span text:style-name="T4">на </text:span><text:span text:style-name="T4">неск</text:span><text:span text:style-name="T4">ольк</text:span><text:span text:style-name="T4">о </text:span><text:span text:style-name="T4">конт</text:span><text:span text:style-name="T4">акто</text:span><text:span text:style-name="T4">в ;</text:span></text:p>
            <text:p><text:span text:style-name="T4">Наж</text:span><text:span text:style-name="T4">ать </text:span><text:span text:style-name="T4">кноп</text:span><text:span text:style-name="T4">ку </text:span><text:span text:style-name="T4">«соз</text:span><text:span text:style-name="T4">дать </text:span><text:span text:style-name="T4">бесе</text:span><text:span text:style-name="T4">ду»;</text:span></text:p>
            <text:p><text:span text:style-name="T4">В </text:span><text:span text:style-name="T4">поле </text:span><text:span text:style-name="T4">«нап</text:span><text:span text:style-name="T4">иши</text:span><text:span text:style-name="T4">те </text:span><text:span text:style-name="T4">сооб</text:span><text:span text:style-name="T4">щен</text:span><text:span text:style-name="T4">ие » </text:span><text:span text:style-name="T4">ввес</text:span><text:span text:style-name="T4">ти </text:span><text:span text:style-name="T4">люб</text:span><text:span text:style-name="T4">ой </text:span><text:span text:style-name="T4">текст</text:span><text:span text:style-name="T4">;</text:span></text:p>
            <text:p><text:span text:style-name="T4">Наж</text:span><text:span text:style-name="T4">ать </text:span><text:span text:style-name="T4">на </text:span><text:span text:style-name="T4">стре</text:span><text:span text:style-name="T4">лку </text:span><text:span text:style-name="T4">«отп</text:span><text:span text:style-name="T4">рави</text:span><text:span text:style-name="T4">ть»;</text:span></text:p>
          </table:table-cell>
          <table:table-cell table:style-name="ce9" office:value-type="string">
            <text:p>сообщение отразилось <text:s/>в ленте сообщений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2">
          <table:table-cell table:style-name="ce2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string">
            <text:p>проверка управления беседой администратором и ограничения прав участников беседы</text:p>
          </table:table-cell>
          <table:table-cell table:style-name="ce27" office:value-type="string">
            <text:p><text:span text:style-name="T3">Зайт</text:span><text:span text:style-name="T3">и на </text:span><text:span text:style-name="T3">сайт </text:span><text:span text:style-name="T3">«</text:span><text:span text:style-name="T3"><text:a xlink:href="http://www.vk.com/">www.vk.com</text:a></text:span><text:span text:style-name="T3">» </text:span><text:span text:style-name="T3">люб</text:span><text:span text:style-name="T3">ым </text:span><text:span text:style-name="T3">спос</text:span><text:span text:style-name="T3">обо</text:span><text:span text:style-name="T3">м;</text:span></text:p>
            <text:p><text:span text:style-name="T3">Наж</text:span><text:span text:style-name="T3">ать </text:span><text:span text:style-name="T3">на </text:span><text:span text:style-name="T3">кноп</text:span><text:span text:style-name="T3">ку </text:span><text:span text:style-name="T3">«соо</text:span><text:span text:style-name="T3">бще</text:span><text:span text:style-name="T3">ния»</text:span><text:span text:style-name="T3">;</text:span></text:p>
            <text:p><text:span text:style-name="T4">Наж</text:span><text:span text:style-name="T4">ать </text:span><text:span text:style-name="T4">на </text:span><text:span text:style-name="T4">созд</text:span><text:span text:style-name="T4">анну</text:span><text:span text:style-name="T4">ю </text:span><text:span text:style-name="T4">бесе</text:span><text:span text:style-name="T4">ду;</text:span></text:p>
            <text:p><text:span text:style-name="T4">В </text:span><text:span text:style-name="T4">верх</text:span><text:span text:style-name="T4">нем </text:span><text:span text:style-name="T4">поле </text:span><text:span text:style-name="T4">наж</text:span><text:span text:style-name="T4">ать </text:span><text:span text:style-name="T4">на </text:span><text:span text:style-name="T4">учас</text:span><text:span text:style-name="T4">тник</text:span><text:span text:style-name="T4">ов </text:span><text:span text:style-name="T4">бесе</text:span><text:span text:style-name="T4">ды;</text:span></text:p>
            <text:p><text:span text:style-name="T4">В </text:span><text:span text:style-name="T4">окне </text:span><text:span text:style-name="T4">инф</text:span><text:span text:style-name="T4">орм</text:span><text:span text:style-name="T4">ации </text:span><text:span text:style-name="T4">наж</text:span><text:span text:style-name="T4">ать </text:span><text:span text:style-name="T4">«упр</text:span><text:span text:style-name="T4">авле</text:span><text:span text:style-name="T4">ние»</text:span><text:span text:style-name="T4">;</text:span></text:p>
            <text:p><text:span text:style-name="T4">Наж</text:span><text:span text:style-name="T4">ать </text:span><text:span text:style-name="T4">пооч</text:span><text:span text:style-name="T4">еред</text:span><text:span text:style-name="T4">но в </text:span><text:span text:style-name="T4">окна</text:span><text:span text:style-name="T4">х:</text:span></text:p>
            <text:p><text:span text:style-name="T4">1. </text:span><text:span text:style-name="T4">могу</text:span><text:span text:style-name="T4">т </text:span><text:span text:style-name="T4">приг</text:span><text:span text:style-name="T4">лаш</text:span><text:span text:style-name="T4">ать </text:span><text:span text:style-name="T4">учас</text:span><text:span text:style-name="T4">тник</text:span><text:span text:style-name="T4">ов в </text:span><text:span text:style-name="T4">бесе</text:span><text:span text:style-name="T4">ду;</text:span></text:p>
            <text:p><text:span text:style-name="T4">2. </text:span><text:span text:style-name="T4">могу</text:span><text:span text:style-name="T4">т </text:span><text:span text:style-name="T4">реда</text:span><text:span text:style-name="T4">ктир</text:span><text:span text:style-name="T4">оват</text:span><text:span text:style-name="T4">ь </text:span><text:span text:style-name="T4">инф</text:span><text:span text:style-name="T4">орм</text:span><text:span text:style-name="T4">аци</text:span><text:span text:style-name="T4">ю </text:span><text:span text:style-name="T4">бесе</text:span><text:span text:style-name="T4">ды;</text:span></text:p>
            <text:p><text:span text:style-name="T4">3. </text:span><text:span text:style-name="T4">могу</text:span><text:span text:style-name="T4">т </text:span><text:span text:style-name="T4">мен</text:span><text:span text:style-name="T4">ять </text:span><text:span text:style-name="T4">закр</text:span><text:span text:style-name="T4">епле</text:span><text:span text:style-name="T4">нное </text:span><text:span text:style-name="T4">сооб</text:span><text:span text:style-name="T4">щен</text:span><text:span text:style-name="T4">ие</text:span></text:p>
            <text:p><text:span text:style-name="T4">Наж</text:span><text:span text:style-name="T4">ать </text:span><text:span text:style-name="T4">«тол</text:span><text:span text:style-name="T4">ько </text:span><text:span text:style-name="T4">адм</text:span><text:span text:style-name="T4">инис</text:span><text:span text:style-name="T4">трат</text:span><text:span text:style-name="T4">оры</text:span><text:span text:style-name="T4">»;</text:span></text:p>
            <text:p><text:span text:style-name="T4">Наж</text:span><text:span text:style-name="T4">ать </text:span><text:span text:style-name="T4">«сох</text:span><text:span text:style-name="T4">рани</text:span><text:span text:style-name="T4">ть»;</text:span></text:p>
            <text:p><text:span text:style-name="T4">Наж</text:span><text:span text:style-name="T4">ать </text:span><text:span text:style-name="T4">на </text:span><text:span text:style-name="T4">кноп</text:span><text:span text:style-name="T4">ку </text:span><text:span text:style-name="T4">«упр</text:span><text:span text:style-name="T4">авле</text:span><text:span text:style-name="T4">ние»</text:span></text:p>
          </table:table-cell>
          <table:table-cell table:style-name="ce9" office:value-type="string">
            <text:p>в окне «управление» <text:s/>в полях:</text:p>
            <text:p><text:span text:style-name="T4">1. </text:span><text:span text:style-name="T4">могу</text:span><text:span text:style-name="T4">т </text:span><text:span text:style-name="T4">приг</text:span><text:span text:style-name="T4">лаш</text:span><text:span text:style-name="T4">ать </text:span><text:span text:style-name="T4">учас</text:span><text:span text:style-name="T4">тник</text:span><text:span text:style-name="T4">ов в </text:span><text:span text:style-name="T4">бесе</text:span><text:span text:style-name="T4">ду</text:span></text:p>
            <text:p><text:span text:style-name="T4">2. </text:span><text:span text:style-name="T4">могу</text:span><text:span text:style-name="T4">т </text:span><text:span text:style-name="T4">реда</text:span><text:span text:style-name="T4">ктир</text:span><text:span text:style-name="T4">оват</text:span><text:span text:style-name="T4">ь </text:span><text:span text:style-name="T4">инф</text:span><text:span text:style-name="T4">орм</text:span><text:span text:style-name="T4">аци</text:span><text:span text:style-name="T4">ю </text:span><text:span text:style-name="T4">бесе</text:span><text:span text:style-name="T4">ды</text:span></text:p>
            <text:p><text:span text:style-name="T4">3. </text:span><text:span text:style-name="T4">могу</text:span><text:span text:style-name="T4">т </text:span><text:span text:style-name="T4">мен</text:span><text:span text:style-name="T4">ять </text:span><text:span text:style-name="T4">закр</text:span><text:span text:style-name="T4">епле</text:span><text:span text:style-name="T4">нное </text:span><text:span text:style-name="T4">сооб</text:span><text:span text:style-name="T4">щен</text:span><text:span text:style-name="T4">ие</text:span></text:p>
            <text:p><text:span text:style-name="T4">Огра</text:span><text:span text:style-name="T4">ниче</text:span><text:span text:style-name="T4">но </text:span><text:span text:style-name="T4">толь</text:span><text:span text:style-name="T4">ко </text:span><text:span text:style-name="T4">прав</text:span><text:span text:style-name="T4">ами <text:s/></text:span><text:span text:style-name="T4">адм</text:span><text:span text:style-name="T4">инис</text:span><text:span text:style-name="T4">трат</text:span><text:span text:style-name="T4">ора</text:span>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3">
          <table:table-cell table:style-name="ce2"/>
          <table:table-cell table:style-name="ce9" office:value-type="float" office:value="18">
            <text:p>18</text:p>
          </table:table-cell>
          <table:table-cell table:style-name="ce9"/>
          <table:table-cell table:style-name="ce21" office:value-type="string">
            <text:p>проверка назначения нового администратора с выходом из беседы действующего администратора и дальнейшим управлением беседой</text:p>
          </table:table-cell>
          <table:table-cell table:style-name="ce27" office:value-type="string">
            <text:p><text:span text:style-name="T3">Зайт</text:span><text:span text:style-name="T3">и на </text:span><text:span text:style-name="T3">сайт </text:span><text:span text:style-name="T3">«</text:span><text:span text:style-name="T3"><text:a xlink:href="http://www.vk.com/">www.vk.com</text:a></text:span><text:span text:style-name="T3">» </text:span><text:span text:style-name="T3">люб</text:span><text:span text:style-name="T3">ым </text:span><text:span text:style-name="T3">спос</text:span><text:span text:style-name="T3">обо</text:span><text:span text:style-name="T3">м;</text:span></text:p>
            <text:p><text:span text:style-name="T3">Наж</text:span><text:span text:style-name="T3">ать </text:span><text:span text:style-name="T3">на </text:span><text:span text:style-name="T3">кноп</text:span><text:span text:style-name="T3">ку </text:span><text:span text:style-name="T3">«соо</text:span><text:span text:style-name="T3">бще</text:span><text:span text:style-name="T3">ния»</text:span><text:span text:style-name="T3">;</text:span></text:p>
            <text:p><text:span text:style-name="T4">Наж</text:span><text:span text:style-name="T4">ать </text:span><text:span text:style-name="T4">на </text:span><text:span text:style-name="T4">бесе</text:span><text:span text:style-name="T4">ду;</text:span></text:p>
            <text:p><text:span text:style-name="T4">В </text:span><text:span text:style-name="T4">верх</text:span><text:span text:style-name="T4">нем </text:span><text:span text:style-name="T4">поле </text:span><text:span text:style-name="T4">наж</text:span><text:span text:style-name="T4">ать </text:span><text:span text:style-name="T4">на </text:span><text:span text:style-name="T4">учас</text:span><text:span text:style-name="T4">тник</text:span><text:span text:style-name="T4">ов </text:span><text:span text:style-name="T4">бесе</text:span><text:span text:style-name="T4">ды;</text:span></text:p>
            <text:p><text:span text:style-name="T4">В </text:span><text:span text:style-name="T4">окне </text:span><text:span text:style-name="T4">инф</text:span><text:span text:style-name="T4">орм</text:span><text:span text:style-name="T4">ации </text:span><text:span text:style-name="T4">наж</text:span><text:span text:style-name="T4">ать </text:span><text:span text:style-name="T4">«упр</text:span><text:span text:style-name="T4">авле</text:span><text:span text:style-name="T4">ние»</text:span><text:span text:style-name="T4">;</text:span></text:p>
            <text:p><text:span text:style-name="T4">Из </text:span><text:span text:style-name="T4">спис</text:span><text:span text:style-name="T4">ка </text:span><text:span text:style-name="T4">учас</text:span><text:span text:style-name="T4">тник</text:span><text:span text:style-name="T4">ов </text:span><text:span text:style-name="T4">наж</text:span><text:span text:style-name="T4">ать </text:span><text:span text:style-name="T4">на </text:span><text:span text:style-name="T4">учас</text:span><text:span text:style-name="T4">тник</text:span><text:span text:style-name="T4">а </text:span><text:span text:style-name="T4">бесе</text:span><text:span text:style-name="T4">ды;</text:span></text:p>
            <text:p><text:span text:style-name="T4">Наж</text:span><text:span text:style-name="T4">ать </text:span><text:span text:style-name="T4">«наз</text:span><text:span text:style-name="T4">начи</text:span><text:span text:style-name="T4">ть </text:span><text:span text:style-name="T4">адм</text:span><text:span text:style-name="T4">инис</text:span><text:span text:style-name="T4">трат</text:span><text:span text:style-name="T4">ора»</text:span><text:span text:style-name="T4">;</text:span></text:p>
            <text:p><text:span text:style-name="T4">Наж</text:span><text:span text:style-name="T4">ать </text:span><text:span text:style-name="T4">на </text:span><text:span text:style-name="T4">кноп</text:span><text:span text:style-name="T4">ку </text:span><text:span text:style-name="T4">«вы</text:span><text:span text:style-name="T4">йти </text:span><text:span text:style-name="T4">из </text:span><text:span text:style-name="T4">бесе</text:span><text:span text:style-name="T4">ды»;</text:span></text:p>
            <text:p><text:span text:style-name="T4">Подт</text:span><text:span text:style-name="T4">верд</text:span><text:span text:style-name="T4">ить <text:s/></text:span><text:span text:style-name="T4">в </text:span><text:span text:style-name="T4">окне </text:span><text:span text:style-name="T4">«вы</text:span><text:span text:style-name="T4">йти </text:span><text:span text:style-name="T4">из </text:span><text:span text:style-name="T4">бесе</text:span><text:span text:style-name="T4">ды»;</text:span></text:p>
            <text:p><text:span text:style-name="T4">Зайт</text:span><text:span text:style-name="T4">и в </text:span><text:span text:style-name="T4">сооб</text:span><text:span text:style-name="T4">щен</text:span><text:span text:style-name="T4">ия;</text:span></text:p>
            <text:p><text:span text:style-name="T4">Наж</text:span><text:span text:style-name="T4">ать </text:span><text:span text:style-name="T4">бесе</text:span><text:span text:style-name="T4">ду;</text:span></text:p>
            <text:p><text:span text:style-name="T4">В </text:span><text:span text:style-name="T4">верх</text:span><text:span text:style-name="T4">нем </text:span><text:span text:style-name="T4">поле </text:span><text:span text:style-name="T4">наж</text:span><text:span text:style-name="T4">ать </text:span><text:span text:style-name="T4">на </text:span><text:span text:style-name="T4">учас</text:span><text:span text:style-name="T4">тник</text:span><text:span text:style-name="T4">ов </text:span><text:span text:style-name="T4">бесе</text:span><text:span text:style-name="T4">ды;</text:span></text:p>
          </table:table-cell>
          <table:table-cell table:style-name="ce9" office:value-type="string">
            <text:p>окно управления беседой не отображаетс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4">
          <table:table-cell table:style-name="ce2"/>
          <table:table-cell table:style-name="ce9" office:value-type="float" office:value="19">
            <text:p>19</text:p>
          </table:table-cell>
          <table:table-cell table:style-name="ce9"/>
          <table:table-cell table:style-name="ce21" office:value-type="string">
            <text:p>проверка функции сортировки сообщений по важности </text:p>
          </table:table-cell>
          <table:table-cell table:style-name="ce28" office:value-type="string">
            <text:p><text:span text:style-name="T3">Зайт</text:span><text:span text:style-name="T3">и на </text:span><text:span text:style-name="T3">сайт </text:span><text:span text:style-name="T3">«</text:span><text:span text:style-name="T3"><text:a xlink:href="http://www.vk.com/">www.vk.com</text:a></text:span><text:span text:style-name="T3">» </text:span><text:span text:style-name="T3">люб</text:span><text:span text:style-name="T3">ым </text:span><text:span text:style-name="T3">спос</text:span><text:span text:style-name="T3">обо</text:span><text:span text:style-name="T3">м;</text:span></text:p>
            <text:p><text:span text:style-name="T3">Наж</text:span><text:span text:style-name="T3">ать </text:span><text:span text:style-name="T3">на </text:span><text:span text:style-name="T3">кноп</text:span><text:span text:style-name="T3">ку </text:span><text:span text:style-name="T3">«соо</text:span><text:span text:style-name="T3">бще</text:span><text:span text:style-name="T3">ния»</text:span><text:span text:style-name="T3">;</text:span></text:p>
            <text:p><text:span text:style-name="T3">Пооч</text:span><text:span text:style-name="T3">еред</text:span><text:span text:style-name="T3">но </text:span><text:span text:style-name="T3">зайт</text:span><text:span text:style-name="T3">и в </text:span><text:span text:style-name="T3">сооб</text:span><text:span text:style-name="T3">щен</text:span><text:span text:style-name="T3">ия <text:s/>с </text:span><text:span text:style-name="T3">разн</text:span><text:span text:style-name="T3">ыми </text:span><text:span text:style-name="T3">конт</text:span><text:span text:style-name="T3">акта</text:span><text:span text:style-name="T3">ми и </text:span><text:span text:style-name="T3">наж</text:span><text:span text:style-name="T3">ать </text:span><text:span text:style-name="T3">«зве</text:span><text:span text:style-name="T3">здоч</text:span><text:span text:style-name="T3">ку </text:span><text:span text:style-name="T3">«*» </text:span><text:span text:style-name="T3">в </text:span><text:span text:style-name="T3">прав</text:span><text:span text:style-name="T3">ом </text:span><text:span text:style-name="T3">углу </text:span><text:span text:style-name="T3">сооб</text:span><text:span text:style-name="T3">щен</text:span><text:span text:style-name="T3">ия;</text:span></text:p>
            <text:p><text:span text:style-name="T3">Наж</text:span><text:span text:style-name="T3">ать </text:span><text:span text:style-name="T3">кноп</text:span><text:span text:style-name="T3">ку </text:span><text:span text:style-name="T3">«соо</text:span><text:span text:style-name="T3">бще</text:span><text:span text:style-name="T3">ния» </text:span><text:span text:style-name="T3">слев</text:span><text:span text:style-name="T3">а в </text:span><text:span text:style-name="T3">про</text:span><text:span text:style-name="T3">фил</text:span><text:span text:style-name="T3">е </text:span><text:span text:style-name="T3">поль</text:span><text:span text:style-name="T3">зова</text:span><text:span text:style-name="T3">теля;</text:span></text:p>
            <text:p><text:span text:style-name="T3">В </text:span><text:span text:style-name="T3">окне </text:span><text:span text:style-name="T3">спра</text:span><text:span text:style-name="T3">ва </text:span><text:span text:style-name="T3">стра</text:span><text:span text:style-name="T3">ниц</text:span><text:span text:style-name="T3">ы </text:span><text:span text:style-name="T3">найт</text:span><text:span text:style-name="T3">и и </text:span><text:span text:style-name="T3">наж</text:span><text:span text:style-name="T3">ать </text:span><text:span text:style-name="T3">кноп</text:span><text:span text:style-name="T3">ку <text:s/></text:span><text:span text:style-name="T3">«важ</text:span><text:span text:style-name="T3">ные</text:span><text:span text:style-name="T3">»</text:span></text:p>
          </table:table-cell>
          <table:table-cell table:style-name="ce9" office:value-type="string">
            <text:p>Отображается окно с помеченными * сообщениями <text:s/>как важные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5">
          <table:table-cell table:style-name="ce2"/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string">
            <text:p>проверка поиска сообщения по заданному тексту</text:p>
          </table:table-cell>
          <table:table-cell table:style-name="ce23" office:value-type="string">
            <text:p>предусловие: у пользователя должны быть сообщения с другими пользователями</text:p>
            <text:p>Зайти на сайт «<text:a xlink:href="http://www.vk.com/">www.vk.com</text:a>»;</text:p>
            <text:p>Нажать на кнопку «сообщения»;</text:p>
            <text:p>В строке поиск ввести «привет»;</text:p>
            <text:p>Нажать на кнопку «искать в личных сообщениях»</text:p>
          </table:table-cell>
          <table:table-cell table:style-name="ce9" office:value-type="string">
            <text:p>отображается страница с сообщениями <text:s/>с пользователями со словом привет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6">
          <table:table-cell table:style-name="ce2"/>
          <table:table-cell table:style-name="ce9" office:value-type="float" office:value="21">
            <text:p>21</text:p>
          </table:table-cell>
          <table:table-cell table:style-name="ce9"/>
          <table:table-cell table:style-name="ce9" office:value-type="string">
            <text:p>проверка приглашения в беседу пользователя,отсутствующего в списке друзей </text:p>
          </table:table-cell>
          <table:table-cell table:style-name="ce23" office:value-type="string">
            <text:p>перейти на сайт «<text:a xlink:href="http://www.vk.com/">www.vk.com</text:a>»;</text:p>
            <text:p>Нажать «сообщения»;</text:p>
            <text:p>Нажать на беседу;</text:p>
            <text:p><text:span text:style-name="T4">В </text:span><text:span text:style-name="T4">верх</text:span><text:span text:style-name="T4">нем </text:span><text:span text:style-name="T4">поле </text:span><text:span text:style-name="T4">наж</text:span><text:span text:style-name="T4">ать </text:span><text:span text:style-name="T4">на </text:span><text:span text:style-name="T4">учас</text:span><text:span text:style-name="T4">тник</text:span><text:span text:style-name="T4">ов </text:span><text:span text:style-name="T4">бесе</text:span><text:span text:style-name="T4">ды;</text:span></text:p>
            <text:p><text:span text:style-name="T4">В </text:span><text:span text:style-name="T4">окне </text:span><text:span text:style-name="T4">инф</text:span><text:span text:style-name="T4">орм</text:span><text:span text:style-name="T4">ации </text:span><text:span text:style-name="T4">наж</text:span><text:span text:style-name="T4">ать </text:span><text:span text:style-name="T4">«на </text:span><text:span text:style-name="T4">ссыл</text:span><text:span text:style-name="T4">ку на </text:span><text:span text:style-name="T4">бесе</text:span><text:span text:style-name="T4">ду»;</text:span></text:p>
            <text:p>В открывшемся окне «»ссылка на беседу нажать «скопировать»;</text:p>
            <text:p>Перейти на главную страницу профиля;</text:p>
            <text:p>Нажать кнопку «друзья»;</text:p>
            <text:p>В <text:s/>открывшемся поле нажать кнопку «найти друзей»;</text:p>
            <text:p>Выбрать контакт с профилем открытого доступа к написанию сообщений под аватаркой;</text:p>
            <text:p>Нажать на кнопку «написать сообщение»;</text:p>
            <text:p>В окне «новое сообщение » вставить (ctrl +v) ссылку скопированного приглашения в беседу;</text:p>
            <text:p>Нажать кнопку «отправить»;</text:p>
            <text:p>Перейти на главную страницу;</text:p>
            <text:p>Нажать сообщения;</text:p>
            <text:p/>
          </table:table-cell>
          <table:table-cell table:style-name="ce9" office:value-type="string">
            <text:p>отображается окно с сообщением пользователю, <text:s/>отсутствующего <text:s/>в списке контактов 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2">
            <text:p>22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3">
            <text:p>23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9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4">
            <text:p>24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5">
            <text:p>25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6">
            <text:p>26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7">
            <text:p>27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8">
            <text:p>28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9">
            <text:p>29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0">
            <text:p>30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1">
            <text:p>31</text:p>
          </table:table-cell>
          <table:table-cell table:style-name="ce9" table:number-columns-repeated="5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2">
            <text:p>32</text:p>
          </table:table-cell>
          <table:table-cell table:style-name="ce9" table:number-columns-repeated="5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3">
            <text:p>33</text:p>
          </table:table-cell>
          <table:table-cell table:style-name="ce9" table:number-columns-repeated="5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4">
            <text:p>34</text:p>
          </table:table-cell>
          <table:table-cell table:style-name="ce9"/>
          <table:table-cell table:style-name="ce11"/>
          <table:table-cell table:style-name="ce9" table:number-columns-repeated="3"/>
          <table:table-cell table:style-name="ce30" table:number-columns-repeated="3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11" office:value-type="float" office:value="35">
            <text:p>35</text:p>
          </table:table-cell>
          <table:table-cell table:style-name="ce11"/>
          <table:table-cell table:style-name="ce12" office:value-type="string">
            <text:p>Total Automation Test</text:p>
          </table:table-cell>
          <table:table-cell table:style-name="ce11" table:number-columns-repeated="3"/>
          <table:table-cell table:style-name="ce35"/>
          <table:table-cell table:style-name="ce11"/>
          <table:table-cell table:style-name="ce35"/>
          <table:table-cell table:style-name="ce50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Общее количество тестов</text:p>
          </table:table-cell>
          <table:table-cell table:style-name="ce12" table:formula="of:=COUNT([.I18:.I52])" office:value-type="float" office:value="0">
            <text:p>0</text:p>
          </table:table-cell>
          <table:table-cell table:style-name="ce12" table:number-columns-repeated="16"/>
          <table:table-cell table:style-name="ce63" table:number-columns-repeated="2"/>
          <table:table-cell table:style-name="ce13" table:number-columns-repeated="3"/>
          <table:table-cell table:number-columns-repeated="998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Post-release tests</text:p>
          </table:table-cell>
          <table:table-cell table:style-name="ce12" table:formula="of:=COUNTA([.D18:.D51])" office:value-type="float" office:value="21">
            <text:p>21</text:p>
          </table:table-cell>
          <table:table-cell table:style-name="ce12" table:number-columns-repeated="16"/>
          <table:table-cell table:style-name="ce63" table:number-columns-repeated="2"/>
          <table:table-cell table:style-name="ce13" table:number-columns-repeated="3"/>
          <table:table-cell table:number-columns-repeated="998"/>
        </table:table-row>
        <table:table-row table:style-name="ro2">
          <table:table-cell table:style-name="ce4"/>
          <table:table-cell table:style-name="ce12" table:number-columns-repeated="2"/>
          <table:table-cell table:style-name="ce13"/>
          <table:table-cell table:style-name="ce12" table:formula="of:=COUNT([.J18:.J52])" office:value-type="float" office:value="0">
            <text:p>0</text:p>
          </table:table-cell>
          <table:table-cell table:style-name="ce12" table:number-columns-repeated="16"/>
          <table:table-cell table:style-name="ce63" table:number-columns-repeated="2"/>
          <table:table-cell table:style-name="ce13" table:number-columns-repeated="3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37">
          <table:table-cell/>
          <table:table-cell table:style-name="ce13" table:number-columns-repeated="25"/>
          <table:table-cell table:number-columns-repeated="998"/>
        </table:table-row>
        <table:table-row table:style-name="ro37">
          <table:table-cell table:style-name="ce5"/>
          <table:table-cell table:style-name="ce13" table:number-columns-repeated="25"/>
          <table:table-cell table:number-columns-repeated="998"/>
        </table:table-row>
        <table:table-row table:style-name="ro1" table:number-rows-repeated="8">
          <table:table-cell table:style-name="ce5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5"/>
          <table:table-cell table:style-name="ce13" table:number-columns-repeated="2"/>
          <table:table-cell/>
          <table:table-cell table:style-name="ce13" table:number-columns-repeated="22"/>
          <table:table-cell table:number-columns-repeated="998"/>
        </table:table-row>
        <table:table-row table:style-name="ro1" table:number-rows-repeated="2">
          <table:table-cell table:style-name="ce5"/>
          <table:table-cell table:number-columns-repeated="19"/>
          <table:table-cell table:style-name="ce13" table:number-columns-repeated="6"/>
          <table:table-cell table:number-columns-repeated="998"/>
        </table:table-row>
        <table:table-row table:style-name="ro1" table:number-rows-repeated="2">
          <table:table-cell table:number-columns-repeated="25"/>
          <table:table-cell table:style-name="ce13"/>
          <table:table-cell table:number-columns-repeated="99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Result" table:base-cell-address="$Sheet1.$A$1" table:cell-range-address="$Sheet1.$B$2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19.12.2019</text:date>, <text:time>16:19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12-19T16:19:30.13</dc:date>
    <meta:editing-duration>PT8H44M1S</meta:editing-duration>
    <meta:editing-cycles>15</meta:editing-cycles>
    <meta:document-statistic meta:table-count="2" meta:cell-count="181" meta:object-count="0"/>
  </office:meta>
</office:document-meta>
</file>